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0fea" officeooo:paragraph-rsid="00180f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tdf pending tasks:</text:p>
      <text:p text:style-name="P1"/>
      <text:p text:style-name="P1">1. draft completion option using My Applications tab in header – not working correctly</text:p>
      <text:p text:style-name="P1">2. save application form as .pdf on final submit</text:p>
      <text:p text:style-name="P1">3. whether applicant can change/edit name, email, mobile, qualification, etc., as it is being fetched from profile – discuss and enable/disable fields accordingly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3T13:43:24.701816600</meta:creation-date>
    <dc:date>2025-07-13T16:02:45.333132200</dc:date>
    <meta:editing-duration>PT38M21S</meta:editing-duration>
    <meta:editing-cycles>1</meta:editing-cycles>
    <meta:document-statistic meta:table-count="0" meta:image-count="0" meta:object-count="0" meta:page-count="1" meta:paragraph-count="4" meta:word-count="47" meta:character-count="315" meta:non-whitespace-character-count="270"/>
    <meta:generator>LibreOffice/25.2.4.3$Windows_X86_64 LibreOffice_project/33e196637044ead23f5c3226cde09b47731f7e27</meta:generator>
  </office:meta>
</office:document-meta>
</file>